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0.864cm" style:rel-column-width="490*"/>
    </style:style>
    <style:style style:name="Таблиця1.B" style:family="table-column">
      <style:table-column-properties style:column-width="4.833cm" style:rel-column-width="2740*"/>
    </style:style>
    <style:style style:name="Таблиця1.C" style:family="table-column">
      <style:table-column-properties style:column-width="5.715cm" style:rel-column-width="3240*"/>
    </style:style>
    <style:style style:name="Таблиця1.D" style:family="table-column">
      <style:table-column-properties style:column-width="5.586cm" style:rel-column-width="3167*"/>
    </style:style>
    <style:style style:name="Таблиця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я1.D1" style:family="table-cell">
      <style:table-cell-properties fo:padding="0.097cm" fo:border="0.002cm solid #000000"/>
    </style:style>
    <style:style style:name="Таблиця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я1.B2" style:family="table-cell">
      <style:table-cell-properties fo:padding="0.097cm" fo:border-left="0.002cm solid #000000" fo:border-right="none" fo:border-top="none" fo:border-bottom="0.002cm solid #000000"/>
    </style:style>
    <style:style style:name="Таблиця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P5" style:family="paragraph" style:parent-style-name="Table_20_Contents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<text:tab/><text:span text:style-name="T2">Поставка</text:span><text:span text:style-name="T1"> от « ___» _____________ 2010 </text:span></text:p>
      <text:p text:style-name="P2"/>
      <text:p text:style-name="P1"/>
      <text:p text:style-name="P2">Поставщик: _____________________</text:p>
      <text:p text:style-name="P1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row>
          <table:table-cell table:style-name="Таблиця1.A1" office:value-type="string">
            <text:p text:style-name="P3">#</text:p>
          </table:table-cell>
          <table:table-cell table:style-name="Таблиця1.A1" office:value-type="string">
            <text:p text:style-name="P3">Код товара</text:p>
          </table:table-cell>
          <table:table-cell table:style-name="Таблиця1.A1" office:value-type="string">
            <text:p text:style-name="P3">Количество, кг</text:p>
          </table:table-cell>
          <table:table-cell table:style-name="Таблиця1.D1" office:value-type="string">
            <text:p text:style-name="P3">Входная цена, грн</text:p>
          </table:table-cell>
        </table:table-row>
        <table:table-row>
          <table:table-cell table:style-name="Таблиця1.A2" office:value-type="float" office:value="1">
            <text:p text:style-name="P7">1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2">
            <text:p text:style-name="P7">2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3">
            <text:p text:style-name="P7">3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4">
            <text:p text:style-name="P7">4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5">
            <text:p text:style-name="P7">5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6">
            <text:p text:style-name="P7">6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7">
            <text:p text:style-name="P7">7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8">
            <text:p text:style-name="P7">8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9">
            <text:p text:style-name="P7">9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10">
            <text:p text:style-name="P7">10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11">
            <text:p text:style-name="P7">11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12">
            <text:p text:style-name="P7">12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13">
            <text:p text:style-name="P7">13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14">
            <text:p text:style-name="P7">14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15">
            <text:p text:style-name="P7">15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A2" office:value-type="float" office:value="16">
            <text:p text:style-name="P7">16</text:p>
          </table:table-cell>
          <table:table-cell table:style-name="Таблиця1.B2" office:value-type="string">
            <text:p text:style-name="P4"/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/>
          </table:table-cell>
        </table:table-row>
        <table:table-row>
          <table:table-cell table:style-name="Таблиця1.B2" office:value-type="string">
            <text:p text:style-name="P7"/>
          </table:table-cell>
          <table:table-cell table:style-name="Таблиця1.B2" office:value-type="string">
            <text:p text:style-name="P4">10/Кости</text:p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>----------</text:p>
          </table:table-cell>
        </table:table-row>
        <table:table-row>
          <table:table-cell table:style-name="Таблиця1.B2" office:value-type="string">
            <text:p text:style-name="P7"/>
          </table:table-cell>
          <table:table-cell table:style-name="Таблиця1.B2" office:value-type="string">
            <text:p text:style-name="P4">999/Вода</text:p>
          </table:table-cell>
          <table:table-cell table:style-name="Таблиця1.B2" office:value-type="string">
            <text:p text:style-name="P4"/>
          </table:table-cell>
          <table:table-cell table:style-name="Таблиця1.D2" office:value-type="string">
            <text:p text:style-name="P4">----------</text:p>
          </table:table-cell>
        </table:table-row>
        <table:table-row>
          <table:table-cell table:style-name="Таблиця1.A1" office:value-type="string">
            <text:p text:style-name="P3"/>
          </table:table-cell>
          <table:table-cell table:style-name="Таблиця1.D1" office:value-type="string">
            <text:p text:style-name="P5">Всего:</text:p>
          </table:table-cell>
          <table:table-cell table:style-name="Таблиця1.A1" office:value-type="string">
            <text:p text:style-name="P4"/>
          </table:table-cell>
          <table:table-cell table:style-name="Таблиця1.D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2:58:29</meta:creation-date>
    <dc:date>2010-08-18T13:38:10</dc:date>
    <meta:editing-duration>PT00H11M32S</meta:editing-duration>
    <meta:editing-cycles>11</meta:editing-cycles>
    <meta:generator>OpenOffice.org/3.0$Linux OpenOffice.org_project/300m15$Build-9379</meta:generator>
    <meta:print-date>2010-08-09T13:03:46</meta:print-date>
    <meta:document-statistic meta:table-count="1" meta:image-count="0" meta:object-count="0" meta:page-count="1" meta:paragraph-count="28" meta:word-count="37" meta:character-count="180"/>
  </office:meta>
</office:document-meta>
</file>